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l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3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4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5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6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7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8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9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0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1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2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3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4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5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6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7]*1000000" office:value-type="float" office:value="25.1145" calcext:value-type="float">
            <text:p>25.114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5" calcext:value-type="float">
            <text:p>2.51145E-05</text:p>
          </table:table-cell>
          <table:table-cell/>
          <table:table-cell table:formula="of:=[.H18]*1000000" office:value-type="float" office:value="25.1145" calcext:value-type="float">
            <text:p>25.114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1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2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3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4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5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6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7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8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29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0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1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2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3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4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5]*1000000" office:value-type="float" office:value="50.1142" calcext:value-type="float">
            <text:p>50.11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142" calcext:value-type="float">
            <text:p>5.01142E-05</text:p>
          </table:table-cell>
          <table:table-cell/>
          <table:table-cell table:formula="of:=[.H36]*1000000" office:value-type="float" office:value="50.1142" calcext:value-type="float">
            <text:p>50.114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39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0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1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2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3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4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5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6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7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8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49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50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51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52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53]*1000000" office:value-type="float" office:value="75.1139" calcext:value-type="float">
            <text:p>75.113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139" calcext:value-type="float">
            <text:p>7.51139E-05</text:p>
          </table:table-cell>
          <table:table-cell/>
          <table:table-cell table:formula="of:=[.H54]*1000000" office:value-type="float" office:value="75.1139" calcext:value-type="float">
            <text:p>75.113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57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58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59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0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1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2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3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4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5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6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7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8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69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70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71]*1000000" office:value-type="float" office:value="100.114" calcext:value-type="float">
            <text:p>10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4" calcext:value-type="float">
            <text:p>0.000100114</text:p>
          </table:table-cell>
          <table:table-cell/>
          <table:table-cell table:formula="of:=[.H72]*1000000" office:value-type="float" office:value="100.114" calcext:value-type="float">
            <text:p>100.1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75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76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77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78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79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0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1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2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3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4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5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6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7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8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89]*1000000" office:value-type="float" office:value="125.114" calcext:value-type="float">
            <text:p>12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4" calcext:value-type="float">
            <text:p>0.000125114</text:p>
          </table:table-cell>
          <table:table-cell/>
          <table:table-cell table:formula="of:=[.H90]*1000000" office:value-type="float" office:value="125.114" calcext:value-type="float">
            <text:p>125.1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3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4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5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6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7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8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99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0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1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2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3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4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5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6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7]*1000000" office:value-type="float" office:value="150.114" calcext:value-type="float">
            <text:p>150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4" calcext:value-type="float">
            <text:p>0.000150114</text:p>
          </table:table-cell>
          <table:table-cell/>
          <table:table-cell table:formula="of:=[.H108]*1000000" office:value-type="float" office:value="150.114" calcext:value-type="float">
            <text:p>150.1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1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2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3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4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5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6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7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8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19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0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1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2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3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4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5]*1000000" office:value-type="float" office:value="175.114" calcext:value-type="float">
            <text:p>175.11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4" calcext:value-type="float">
            <text:p>0.000175114</text:p>
          </table:table-cell>
          <table:table-cell/>
          <table:table-cell table:formula="of:=[.H126]*1000000" office:value-type="float" office:value="175.114" calcext:value-type="float">
            <text:p>175.1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29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0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1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2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3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4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5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6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7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8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39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40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41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42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43]*1000000" office:value-type="float" office:value="200.115" calcext:value-type="float">
            <text:p>200.11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5" calcext:value-type="float">
            <text:p>0.000200115</text:p>
          </table:table-cell>
          <table:table-cell/>
          <table:table-cell table:formula="of:=[.H144]*1000000" office:value-type="float" office:value="200.115" calcext:value-type="float">
            <text:p>200.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3:25:54.600667902</dc:date>
    <meta:editing-duration>PT5M33S</meta:editing-duration>
    <meta:editing-cycles>1</meta:editing-cycles>
    <meta:document-statistic meta:table-count="1" meta:cell-count="1152" meta:object-count="0"/>
    <meta:generator>LibreOffice/5.0.6.2$Linux_X86_64 LibreOffice_project/00$Build-2</meta:generator>
  </office:meta>
</office:document-meta>
</file>